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9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riginal time of Gerrits exampl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inal optimization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Reduction of exection time</text:p>
          </table:table-cell>
          <table:table-cell table:formula="of:=([.B1]-[.B2]) * 100/[.B1]" office:value-type="float" office:value="95.4" calcext:value-type="float">
            <text:p>95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nnian </meta:initial-creator>
    <meta:creation-date>2020-01-03T10:40:26.770354830</meta:creation-date>
    <meta:generator>LibreOffice/4.2.8.2$Linux_X86_64 LibreOffice_project/420m0$Build-2</meta:generator>
    <dc:date>2020-01-03T10:50:42.225222827</dc:date>
    <dc:creator>Finnian </dc:creator>
    <meta:editing-duration>P0D</meta:editing-duration>
    <meta:editing-cycles>1</meta:editing-cycles>
    <meta:document-statistic meta:table-count="1" meta:cell-count="6" meta:object-count="0"/>
  </office:meta>
</office:document-meta>
</file>